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6-01-08" calcext:value-type="date">
            <text:p>08/01/2026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6-01-29" calcext:value-type="date">
            <text:p>29/01/2026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4]-[.F4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5]-[.F5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6]-[.F6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7]-[.F7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7" office:value-type="string" calcext:value-type="string">
            <text:p>Mens. 01/2026 (A.C.)</text:p>
          </table:table-cell>
          <table:table-cell table:style-name="ce12" office:value-type="float" office:value="300" calcext:value-type="float">
            <text:p>30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8]-[.F8]" office:value-type="float" office:value="300" calcext:value-type="float">
            <text:p>30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6-02-28" calcext:value-type="date">
            <text:p>28/02/2026</text:p>
          </table:table-cell>
          <table:table-cell table:style-name="ce7" office:value-type="string" calcext:value-type="string">
            <text:p>Mens. 02/2026 (A.C.)</text:p>
          </table:table-cell>
          <table:table-cell table:style-name="ce12" office:value-type="float" office:value="300" calcext:value-type="float">
            <text:p>30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9]-[.F9]" office:value-type="float" office:value="300" calcext:value-type="float">
            <text:p>30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9])" office:value-type="float" office:value="1760" calcext:value-type="float">
            <text:p>1.76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3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3">
          <table:table-cell table:number-columns-repeated="64"/>
        </table:table-row>
        <table:table-row table:style-name="ro4" table:number-rows-repeated="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9.176490964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9.1786113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3-02T11:12:49.526305473</dc:date>
    <dc:language>pt-PT</dc:language>
    <meta:editing-cycles>431</meta:editing-cycles>
    <meta:editing-duration>PT13H22M13S</meta:editing-duration>
    <meta:print-date>2019-11-04T10:09:33.513893508</meta:print-date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